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Heading_20_1">
      <style:paragraph-properties fo:text-align="center" style:justify-single-word="false"/>
    </style:style>
    <style:style style:name="P4" style:family="paragraph" style:parent-style-name="Text_20_body" style:list-style-name="L1"/>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BOTBALL 2014 CREATE ROUTINE</text:h>
      <text:p text:style-name="P1"/>
      <text:p text:style-name="P1"/>
      <text:p text:style-name="Text_20_body">Thanks to good engineering on the part of the team, we are in a position to maybe get some points out of iCreate. That is great news. </text:p>
      <text:p text:style-name="Text_20_body">Now, let's be clear.. Priority number 1 is still KIPR as we have had a lot more testing time with it (not necessarily a lot more success!). Don't be too stubborn, try it but if it gets in the way of KIPR then it becomes counter productive. Maybe try it for run 1 and see how if works.</text:p>
      <text:p text:style-name="Text_20_body"/>
      <text:p text:style-name="Text_20_body">So I need to pass on some instructions for iCreate.</text:p>
      <text:p text:style-name="Text_20_body"/>
      <text:p text:style-name="Text_20_body">Here is the main function of the program I will provide comments throughout, it is very important for you to understand if you want to have success at the competition.</text:p>
      <text:p text:style-name="Text_20_body">The beginning is too obvious to mention, turn the servos on and connect to create.. </text:p>
      <text:p text:style-name="P2">===&gt; you need to set up the light sensor and uncomment the line below, it is already in a straw covered with black tape. Just secure it wit Uglue. </text:p>
      <text:p text:style-name="Text_20_body">//<text:tab/>wait_for_light(1);</text:p>
      <text:p text:style-name="Text_20_body"><text:tab/>shut_down_in(115);</text:p>
      <text:p text:style-name="Text_20_body"><text:tab/>printf("3.0 HD version 03/21/14 after initialization\n");</text:p>
      <text:p text:style-name="Text_20_body"><text:tab/>int startTime = seconds();</text:p>
      <text:p text:style-name="Text_20_body"><text:tab/>msleep(1500);<text:tab/></text:p>
      <text:p text:style-name="P2"/>
      <text:p text:style-name="P2">===&gt; <text:s/>the line below needs to be uncommented during run so create doesn't collide with KIPR at the beginning of the run. </text:p>
      <text:p text:style-name="Text_20_body"><text:tab/>//msleep(27000);</text:p>
      <text:p text:style-name="Text_20_body"><text:tab/></text:p>
      <text:p text:style-name="Text_20_body"><text:tab/>clawOpen();</text:p>
      <text:p text:style-name="Text_20_body"><text:tab/>//place create for camera recognition of cube positions</text:p>
      <text:p text:style-name="Text_20_body"><text:tab/>forward(9);</text:p>
      <text:p text:style-name="Text_20_body"><text:tab/>rightAngle(LEFT);</text:p>
      <text:p text:style-name="Text_20_body"><text:tab/>forward(15);</text:p>
      <text:p text:style-name="Text_20_body"><text:tab/>rightAngle(RIGHT);</text:p>
      <text:p text:style-name="P2">the lines before are there to put iCreate in position to run its camera routine and find where the cubes are</text:p>
      <text:p text:style-name="Text_20_body"><text:tab/>printf("Camera work\n");</text:p>
      <text:p text:style-name="Text_20_body"><text:soft-page-break/><text:tab/>int positions[2] = {-1, -1};</text:p>
      <text:p text:style-name="Text_20_body"><text:tab/>determineCubePositions(positions, DEBUG);</text:p>
      <text:p text:style-name="Text_20_body"><text:tab/>printf("back from looking camera usage. positions: %d, %d, elapsed time: %f s\n", positions[0], positions[1], (seconds() - startTime));</text:p>
      <text:p text:style-name="Text_20_body"><text:tab/>//start routine to go grab the cubes</text:p>
      <text:p text:style-name="P2">if nothing came back from the function, we will take a wild guess and pick 2 and 5 as the positions who knows maybe one is right....</text:p>
      <text:p text:style-name="Text_20_body"><text:tab/>if (positions[0] == -1) {</text:p>
      <text:p text:style-name="Text_20_body"><text:tab/><text:tab/>//the program did not find any objects based on the channel</text:p>
      <text:p text:style-name="Text_20_body"><text:tab/><text:tab/>// so time for random guesses rather than doing nothing</text:p>
      <text:p text:style-name="Text_20_body"><text:tab/><text:tab/>positions[0] = 2;</text:p>
      <text:p text:style-name="Text_20_body"><text:tab/><text:tab/>positions[1] = 5;</text:p>
      <text:p text:style-name="Text_20_body"><text:tab/>}</text:p>
      <text:p text:style-name="P2">the following few lines position iCreate at the base camp next to upper storage area (2 inches up from the end of the T PVC coupling from the bottom and about 3.5 inches below the end of the T coupling at the top, the position is based on the back bumper upper and lower area, if the table at UNF reacts differently and consistently we can adjust the movement below to end up in the same position.</text:p>
      <text:p text:style-name="Text_20_body"><text:tab/>rightAngle(LEFT);</text:p>
      <text:p text:style-name="Text_20_body"><text:tab/></text:p>
      <text:p text:style-name="Text_20_body"><text:tab/>rightAngle(LEFT);</text:p>
      <text:p text:style-name="Text_20_body"><text:tab/>backward(16.5);</text:p>
      <text:p text:style-name="Text_20_body"><text:tab/>pushSideToSide();</text:p>
      <text:p text:style-name="Text_20_body"><text:tab/>//forward(5);</text:p>
      <text:p text:style-name="Text_20_body"><text:tab/></text:p>
      <text:p text:style-name="Text_20_body"><text:tab/>//position create at the standard starting position</text:p>
      <text:p text:style-name="P2">The function below works create and the claw to go grab the 2 cubes and put them in the upper storage area<text:tab/></text:p>
      <text:p text:style-name="Text_20_body"><text:tab/>dropCubes(positions[0], positions[1]);</text:p>
      <text:p text:style-name="Text_20_body"><text:tab/><text:tab/></text:p>
      <text:p text:style-name="Text_20_body"/>
      <text:p text:style-name="Text_20_body"><text:tab/>printf("All done. elapsed time: %f s\n", (seconds() - startTime));</text:p>
      <text:p text:style-name="Text_20_body"><text:tab/>//moving out of the way now</text:p>
      <text:p text:style-name="P2">the last few lines make sure iCreate is not hindering KIPR's progress.</text:p>
      <text:p text:style-name="Text_20_body"><text:tab/>forward(10); </text:p>
      <text:p text:style-name="Text_20_body"><text:tab/>rightAngle(RIGHT);</text:p>
      <text:p text:style-name="Text_20_body"><text:soft-page-break/><text:tab/>backward(17);</text:p>
      <text:p text:style-name="Text_20_body"><text:tab/>camera_close();</text:p>
      <text:p text:style-name="Text_20_body"><text:tab/>create_disconnect();</text:p>
      <text:p text:style-name="Text_20_body"><text:tab/>return 0;</text:p>
      <text:p text:style-name="Text_20_body"/>
      <text:p text:style-name="Text_20_body"/>
      <text:p text:style-name="Text_20_body">What else needs to be done:</text:p>
      <text:list xml:id="list238570954003253523" text:style-name="L1">
        <text:list-item>
          <text:p text:style-name="P4">secure with Uglue the light sensor and make sure it works</text:p>
        </text:list-item>
        <text:list-item>
          <text:p text:style-name="P4">Calibrate the routine: several variables to calibrate:</text:p>
          <text:list>
            <text:list-item>
              <text:p text:style-name="P4">the #define FORWARD_FROM_BASE: if create does not crab the cubes because it is too far right or too far left, this is what needs to be adjusted. Too far right looking at the cube: increase FORWARD_FROM_BASE by the amount that iCreate is off. </text:p>
            </text:list-item>
            <text:list-item>
              <text:p text:style-name="P4">The #define UP_TO_CUBE, if iCreate didn't quite reach the first cube (the claw closed in front of it), increase this value to get the claw to it. If the iCreate crashed into the shelves, reduce this value by that much. </text:p>
            </text:list-item>
            <text:list-item>
              <text:p text:style-name="P4">Probably the most important and complex part. There is a complex routine that needs to figure out where the cubes are so the rest of the routine can go on, pick those off and get them to the upper storage area sorted (10 pts per cube). </text:p>
              <text:list>
                <text:list-item>
                  <text:p text:style-name="P4">There are 7 #define named POS_7 to POS_1, the goal is to set the center of the 7 cube areas (1 being the right most when facing the shelf or closer to the upper storage area and 7 being the furthest away). </text:p>
                </text:list-item>
                <text:list-item>
                  <text:p text:style-name="P4">First thing first let's calibrate the channel: run the CreateCalibrateCamera, this routine will run the first steps of the main program until the camera action. The first time run the routine, stop it and create/update Channel 0 based on the competition light settings (using a mouse makes this easier, nice find Jesse)</text:p>
                </text:list-item>
                <text:list-item>
                  <text:p text:style-name="P4">Second, once the channel was created. Run the same routine and this time click on B button, every time you do that it will do a camera update which retrieves a new image and the program analyzes all the objects based on the channel 0 calibration mentioned above. </text:p>
                </text:list-item>
                <text:list-item>
                  <text:p text:style-name="P4">The best way to do this second step is to use a single cube and determine the middle of each cube location. So put the cube in position 7 and look at the center of the object (likely be around 12 or so), record it this is the value that is needed in the #define POS_7, then move the cube to 6 or 2 or whatever but at the end we want all <text:s/>7 POS_X to be filled in with the value the camera will likely see when running the program. <text:s/></text:p>
                </text:list-item>
              </text:list>
            </text:list-item>
          </text:list>
        </text:list-item>
        <text:list-item>
          <text:p text:style-name="P4">uncomment the wait at the beginning once the routine has been calibrated.</text:p>
        </text:list-item>
        <text:list-item>
          <text:p text:style-name="P4">Starting calibration, iCreate's back rest againt the side PVC and the front is the piece of wood width from the bottom of the PVC. Also once it is in the right position, gently lift it up an inch or so and put it back down, to make sure it is in a neutral position (no loaded springs).</text:p>
        </text:list-item>
      </text:list>
      <text:p text:style-name="Text_20_body"/>
      <text:p text:style-name="Text_20_body">Come see me or call me 236-9919 if you have ques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ve Devos</meta:initial-creator>
    <meta:creation-date>2014-03-21T21:52:25</meta:creation-date>
    <dc:date>2014-03-22T06:50:59</dc:date>
    <dc:creator>Herve Devos</dc:creator>
    <meta:editing-duration>PT16M58S</meta:editing-duration>
    <meta:editing-cycles>5</meta:editing-cycles>
    <meta:generator>OpenOffice/4.0.1$Unix OpenOffice.org_project/401m5$Build-9714</meta:generator>
    <meta:printed-by>Herve Devos</meta:printed-by>
    <meta:print-date>2014-03-21T22:36:03</meta:print-date>
    <meta:document-statistic meta:table-count="0" meta:image-count="0" meta:object-count="0" meta:page-count="3" meta:paragraph-count="68" meta:word-count="961" meta:character-count="5421"/>
  </office:meta>
</office:document-meta>
</file>